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5.022cm"/>
    </style:style>
    <style:style style:name="co16" style:family="table-column">
      <style:table-column-properties fo:break-before="auto" style:column-width="7.685cm"/>
    </style:style>
    <style:style style:name="co17" style:family="table-column">
      <style:table-column-properties fo:break-before="auto" style:column-width="0.721cm"/>
    </style:style>
    <style:style style:name="co18" style:family="table-column">
      <style:table-column-properties fo:break-before="auto" style:column-width="3.191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0.894cm" fo:break-before="auto" style:use-optimal-row-height="false"/>
    </style:style>
    <style:style style:name="ro10" style:family="table-row">
      <style:table-row-properties style:row-height="7.345cm" fo:break-before="auto" style:use-optimal-row-height="false"/>
    </style:style>
    <style:style style:name="ro11" style:family="table-row">
      <style:table-row-properties style:row-height="8.819cm" fo:break-before="auto" style:use-optimal-row-height="false"/>
    </style:style>
    <style:style style:name="ro12" style:family="table-row">
      <style:table-row-properties style:row-height="21.114cm" fo:break-before="auto" style:use-optimal-row-height="false"/>
    </style:style>
    <style:style style:name="ro13" style:family="table-row">
      <style:table-row-properties style:row-height="5.449cm" fo:break-before="auto" style:use-optimal-row-height="false"/>
    </style:style>
    <style:style style:name="ro14" style:family="table-row">
      <style:table-row-properties style:row-height="4.528cm" fo:break-before="auto" style:use-optimal-row-height="false"/>
    </style:style>
    <style:style style:name="ro15" style:family="table-row">
      <style:table-row-properties style:row-height="21.218cm" fo:break-before="auto" style:use-optimal-row-height="false"/>
    </style:style>
    <style:style style:name="ro16" style:family="table-row">
      <style:table-row-properties style:row-height="0.369cm" fo:break-before="auto" style:use-optimal-row-height="true"/>
    </style:style>
    <style:style style:name="ro17" style:family="table-row">
      <style:table-row-properties style:row-height="15.916cm" fo:break-before="auto" style:use-optimal-row-height="fals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data-style-name="N8099">
      <style:table-cell-properties style:text-align-source="fix" style:repeat-content="false" style:vertical-align="top"/>
      <style:paragraph-properties fo:text-align="start"/>
      <style:text-properties style:font-name="Monotype.com" fo:font-size="9pt" style:font-size-asian="9pt" style:font-size-complex="9pt"/>
    </style:style>
    <style:style style:name="ce156" style:family="table-cell" style:parent-style-name="Default" style:data-style-name="N100">
      <style:table-cell-properties style:text-align-source="fix" style:repeat-content="false" style:vertical-align="top"/>
      <style:paragraph-properties fo:text-align="start"/>
      <style:text-properties style:font-name="Monotype.com" fo:font-size="9pt" style:font-size-asian="9pt" style:font-size-complex="9pt"/>
    </style:style>
    <style:style style:name="ce157"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8"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9"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60" style:family="table-cell" style:parent-style-name="Default">
      <style:table-cell-properties style:text-align-source="fix" style:repeat-content="false"/>
      <style:paragraph-properties fo:text-align="center" fo:margin-left="0cm"/>
    </style:style>
    <style:style style:name="ce161" style:family="table-cell" style:parent-style-name="Default" style:data-style-name="N136">
      <style:table-cell-properties style:text-align-source="fix" style:repeat-content="false"/>
      <style:paragraph-properties fo:text-align="end" fo:margin-left="0cm"/>
    </style:style>
    <style:style style:name="ce162"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3" style:family="table-cell" style:parent-style-name="Default" style:data-style-name="N1">
      <style:table-cell-properties style:text-align-source="fix" style:repeat-content="false"/>
      <style:paragraph-properties fo:text-align="end" fo:margin-left="0cm"/>
    </style:style>
    <style:style style:name="ce164"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5" style:family="table-cell" style:parent-style-name="Default" style:data-style-name="N137">
      <style:table-cell-properties style:text-align-source="fix" style:repeat-content="false"/>
      <style:paragraph-properties fo:text-align="end" fo:margin-left="0cm"/>
    </style:style>
    <style:style style:name="ce166"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7" style:family="table-cell" style:parent-style-name="Default" style:data-style-name="N134">
      <style:table-cell-properties style:text-align-source="fix" style:repeat-content="false"/>
      <style:paragraph-properties fo:text-align="start" fo:margin-left="0cm"/>
    </style:style>
    <style:style style:name="ce168" style:family="table-cell" style:parent-style-name="Default">
      <style:text-properties fo:font-size="10pt" style:font-size-asian="10pt" style:font-size-complex="10pt"/>
    </style:style>
    <style:style style:name="ce169" style:family="table-cell" style:parent-style-name="Defaul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1"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7"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8"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1"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2"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3"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4"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87"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88"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89"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0"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office:forms form:automatic-focus="false" form:apply-design-mode="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60"/>
        <table:table-column table:style-name="co10" table:default-cell-style-name="ce160"/>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7" office:value-type="string" table:number-columns-spanned="4" table:number-rows-spanned="1">
            <text:p>expression</text:p>
          </table:table-cell>
          <table:covered-table-cell table:number-columns-repeated="3" table:style-name="ce157"/>
          <table:table-cell table:style-name="ce157"/>
          <table:table-cell table:style-name="ce157" office:value-type="string">
            <text:p>expected</text:p>
          </table:table-cell>
          <table:table-cell table:style-name="ce157" office:value-type="string">
            <text:p>actual</text:p>
          </table:table-cell>
          <table:table-cell table:style-name="ce157" office:value-type="string">
            <text:p>result</text:p>
          </table:table-cell>
          <table:table-cell/>
        </table:table-row>
        <table:table-row table:style-name="ro6">
          <table:covered-table-cell/>
          <table:table-cell table:style-name="ce157"/>
          <table:table-cell table:style-name="ce157" office:value-type="string">
            <text:p>arg0</text:p>
          </table:table-cell>
          <table:table-cell table:style-name="ce157" office:value-type="string">
            <text:p>arg1</text:p>
          </table:table-cell>
          <table:table-cell table:style-name="ce157" office:value-type="string">
            <text:p>arg2</text:p>
          </table:table-cell>
          <table:table-cell table:style-name="ce157" office:value-type="string">
            <text:p># args</text:p>
          </table:table-cell>
          <table:table-cell table:style-name="ce157" table:number-columns-repeated="3"/>
          <table:table-cell/>
        </table:table-row>
        <table:table-row table:style-name="ro6">
          <table:table-cell/>
          <table:table-cell table:style-name="ce158"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7" table:formula="of:=IF([.A4];-1;IF([.G4]&lt;&gt;[.H4];0;1))" office:value-type="float" office:value="-1">
            <text:p>SKIP (-1)</text:p>
          </table:table-cell>
          <table:table-cell table:style-name="ce168"/>
        </table:table-row>
        <table:table-row table:style-name="ro6">
          <table:table-cell/>
          <table:table-cell table:style-name="ce159" table:number-columns-repeated="5"/>
          <table:table-cell table:number-columns-repeated="2"/>
          <table:table-cell table:style-name="ce167" table:formula="of:=IF([.A5];-1;IF([.G5]&lt;&gt;[.H5];0;1))" office:value-type="float" office:value="1">
            <text:p>PASS (1)</text:p>
          </table:table-cell>
          <table:table-cell table:style-name="ce168"/>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7"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7"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7"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7"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7"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7"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7"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7"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7"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7"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7"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7"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7"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7"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7"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7"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7"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7"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7"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7"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7"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7"/>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7"/>
          <table:table-cell/>
        </table:table-row>
        <table:table-row table:style-name="ro6" table:number-rows-repeated="17">
          <table:table-cell table:number-columns-repeated="8"/>
          <table:table-cell table:style-name="ce167"/>
          <table:table-cell/>
        </table:table-row>
        <table:table-row table:style-name="ro6">
          <table:table-cell office:value-type="string">
            <text:p>&gt;&gt;&gt;&gt;</text:p>
          </table:table-cell>
          <table:table-cell table:formula="of:=TEST_PARSER(&quot;primitives&quot;)" office:value-type="string" office:string-value="test_Parser(primitives): 1,5 2095">
            <text:p>test_Parser(primitives): 1,5 2095</text:p>
          </table:table-cell>
          <table:table-cell table:formula="of:=TESTSTAT(&quot;name&quot;; [.B46])" office:value-type="string" office:string-value="test_Parser(primitives):">
            <text:p>test_Parser(primitives):</text:p>
          </table:table-cell>
          <table:table-cell table:style-name="ce161" table:formula="of:=TESTSTAT(&quot;time&quot;; [.B46])" office:value-type="float" office:value="1.5">
            <text:p>1,5 sec</text:p>
          </table:table-cell>
          <table:table-cell table:style-name="ce163" table:formula="of:=TESTSTAT(&quot;count&quot;; [.B46])" office:value-type="float" office:value="2095">
            <text:p>2095</text:p>
          </table:table-cell>
          <table:table-cell table:style-name="ce165" table:formula="of:=[.E46]/[.D46]" office:value-type="float" office:value="1396.66666666667">
            <text:p>1396,7 a/sec</text:p>
          </table:table-cell>
          <table:table-cell table:number-columns-repeated="2"/>
          <table:table-cell table:style-name="ce167"/>
          <table:table-cell/>
        </table:table-row>
        <table:table-row table:style-name="ro6">
          <table:table-cell/>
          <table:table-cell table:formula="of:=TEST_PARSER(&quot;multiplicity&quot;)" office:value-type="string" office:string-value="test_Parser(multiplicity): 1,6 1397">
            <text:p>test_Parser(multiplicity): 1,6 1397</text:p>
          </table:table-cell>
          <table:table-cell table:formula="of:=TESTSTAT(&quot;name&quot;; [.B47])" office:value-type="string" office:string-value="test_Parser(multiplicity):">
            <text:p>test_Parser(multiplicity):</text:p>
          </table:table-cell>
          <table:table-cell table:style-name="ce161" table:formula="of:=TESTSTAT(&quot;time&quot;; [.B47])" office:value-type="float" office:value="1.6">
            <text:p>1,6 sec</text:p>
          </table:table-cell>
          <table:table-cell table:style-name="ce163" table:formula="of:=TESTSTAT(&quot;count&quot;; [.B47])" office:value-type="float" office:value="1397">
            <text:p>1397</text:p>
          </table:table-cell>
          <table:table-cell table:style-name="ce165" table:formula="of:=[.E47]/[.D47]" office:value-type="float" office:value="873.125">
            <text:p>873,1 a/sec</text:p>
          </table:table-cell>
          <table:table-cell table:number-columns-repeated="4"/>
        </table:table-row>
        <table:table-row table:style-name="ro6">
          <table:table-cell/>
          <table:table-cell table:formula="of:=TEST_PARSER(&quot;basic&quot;)" office:value-type="string" office:string-value="test_Parser(basic): 2,4 3205">
            <text:p>test_Parser(basic): 2,4 3205</text:p>
          </table:table-cell>
          <table:table-cell table:formula="of:=TESTSTAT(&quot;name&quot;; [.B48])" office:value-type="string" office:string-value="test_Parser(basic):">
            <text:p>test_Parser(basic):</text:p>
          </table:table-cell>
          <table:table-cell table:style-name="ce161" table:formula="of:=TESTSTAT(&quot;time&quot;; [.B48])" office:value-type="float" office:value="2.4">
            <text:p>2,4 sec</text:p>
          </table:table-cell>
          <table:table-cell table:style-name="ce163" table:formula="of:=TESTSTAT(&quot;count&quot;; [.B48])" office:value-type="float" office:value="3205">
            <text:p>3205</text:p>
          </table:table-cell>
          <table:table-cell table:style-name="ce165" table:formula="of:=[.E48]/[.D48]" office:value-type="float" office:value="1335.41666666667">
            <text:p>1335,4 a/sec</text:p>
          </table:table-cell>
          <table:table-cell table:number-columns-repeated="4"/>
        </table:table-row>
        <table:table-row table:style-name="ro6">
          <table:table-cell/>
          <table:table-cell table:formula="of:=TEST_PARSER(&quot;special&quot;)" office:value-type="string" office:string-value="test_Parser(special): 0,7 471">
            <text:p>test_Parser(special): 0,7 471</text:p>
          </table:table-cell>
          <table:table-cell table:formula="of:=TESTSTAT(&quot;name&quot;; [.B49])" office:value-type="string" office:string-value="test_Parser(special):">
            <text:p>test_Parser(special):</text:p>
          </table:table-cell>
          <table:table-cell table:style-name="ce161" table:formula="of:=TESTSTAT(&quot;time&quot;; [.B49])" office:value-type="float" office:value="0.7">
            <text:p>0,7 sec</text:p>
          </table:table-cell>
          <table:table-cell table:style-name="ce163" table:formula="of:=TESTSTAT(&quot;count&quot;; [.B49])" office:value-type="float" office:value="471">
            <text:p>471</text:p>
          </table:table-cell>
          <table:table-cell table:style-name="ce165" table:formula="of:=[.E49]/[.D49]" office:value-type="float" office:value="672.857142857143">
            <text:p>672,9 a/sec</text:p>
          </table:table-cell>
          <table:table-cell table:number-columns-repeated="4"/>
        </table:table-row>
        <table:table-row table:style-name="ro6">
          <table:table-cell/>
          <table:table-cell table:formula="of:=TEST_PARSER(&quot;numbers&quot;)" office:value-type="string" office:string-value="test_Parser(numbers): 3 2948">
            <text:p>test_Parser(numbers): 3 2948</text:p>
          </table:table-cell>
          <table:table-cell table:formula="of:=TESTSTAT(&quot;name&quot;; [.B50])" office:value-type="string" office:string-value="test_Parser(numbers):">
            <text:p>test_Parser(numbers):</text:p>
          </table:table-cell>
          <table:table-cell table:style-name="ce161" table:formula="of:=TESTSTAT(&quot;time&quot;; [.B50])" office:value-type="float" office:value="3">
            <text:p>3,0 sec</text:p>
          </table:table-cell>
          <table:table-cell table:style-name="ce163" table:formula="of:=TESTSTAT(&quot;count&quot;; [.B50])" office:value-type="float" office:value="2948">
            <text:p>2948</text:p>
          </table:table-cell>
          <table:table-cell table:style-name="ce165" table:formula="of:=[.E50]/[.D50]" office:value-type="float" office:value="982.666666666667">
            <text:p>982,7 a/sec</text:p>
          </table:table-cell>
          <table:table-cell table:number-columns-repeated="4"/>
        </table:table-row>
        <table:table-row table:style-name="ro6">
          <table:table-cell/>
          <table:table-cell table:formula="of:=TEST_PARSER(&quot;types&quot;)" office:value-type="string" office:string-value="test_Parser(types): 6,5 11062">
            <text:p>test_Parser(types): 6,5 11062</text:p>
          </table:table-cell>
          <table:table-cell table:formula="of:=TESTSTAT(&quot;name&quot;; [.B51])" office:value-type="string" office:string-value="test_Parser(types):">
            <text:p>test_Parser(types):</text:p>
          </table:table-cell>
          <table:table-cell table:style-name="ce161" table:formula="of:=TESTSTAT(&quot;time&quot;; [.B51])" office:value-type="float" office:value="6.5">
            <text:p>6,5 sec</text:p>
          </table:table-cell>
          <table:table-cell table:style-name="ce163" table:formula="of:=TESTSTAT(&quot;count&quot;; [.B51])" office:value-type="float" office:value="11062">
            <text:p>11062</text:p>
          </table:table-cell>
          <table:table-cell table:style-name="ce165" table:formula="of:=[.E51]/[.D51]" office:value-type="float" office:value="1701.84615384615">
            <text:p>1701,8 a/sec</text:p>
          </table:table-cell>
          <table:table-cell table:number-columns-repeated="4"/>
        </table:table-row>
        <table:table-row table:style-name="ro6">
          <table:table-cell table:number-columns-repeated="3"/>
          <table:table-cell table:style-name="ce162" table:formula="of:=SUM([.D46:.D51])" office:value-type="float" office:value="15.7">
            <text:p>15,7 sec</text:p>
          </table:table-cell>
          <table:table-cell table:style-name="ce164" table:formula="of:=SUM([.E46:.E51])" office:value-type="float" office:value="21178">
            <text:p>21178</text:p>
          </table:table-cell>
          <table:table-cell table:style-name="ce166" table:formula="of:=[.E52]/[.D52]" office:value-type="float" office:value="1348.91719745223">
            <text:p>1348,9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4,2 21173">
            <text:p>test_Parser(all): 14,2 21173</text:p>
          </table:table-cell>
          <table:table-cell table:formula="of:=TESTSTAT(&quot;name&quot;; [.B54])" office:value-type="string" office:string-value="test_Parser(all):">
            <text:p>test_Parser(all):</text:p>
          </table:table-cell>
          <table:table-cell table:style-name="ce161" table:formula="of:=TESTSTAT(&quot;time&quot;; [.B54])" office:value-type="float" office:value="14.2">
            <text:p>14,2 sec</text:p>
          </table:table-cell>
          <table:table-cell table:style-name="ce163" table:formula="of:=TESTSTAT(&quot;count&quot;; [.B54])" office:value-type="float" office:value="21173">
            <text:p>21173</text:p>
          </table:table-cell>
          <table:table-cell table:style-name="ce165" table:formula="of:=[.E54]/[.D54]" office:value-type="float" office:value="1491.05633802817">
            <text:p>1491,1 a/sec</text:p>
          </table:table-cell>
          <table:table-cell table:number-columns-repeated="4"/>
        </table:table-row>
        <table:table-row table:style-name="ro6">
          <table:table-cell table:number-columns-repeated="3"/>
          <table:table-cell table:style-name="ce161"/>
          <table:table-cell table:style-name="ce163"/>
          <table:table-cell table:style-name="ce165"/>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5" office:value-type="boolean" office:boolean-value="true">
            <text:p>WAHR</text:p>
          </table:table-cell>
          <table:table-cell table:style-name="ce154" table:formula="of:=DERIVATIONTREE_PRSGRAMMAR([.A61]; [.A60])" office:value-type="string" office:string-value="─Grammar&#13;&#10; └─Rule&#13;&#10;   ├─RuleName&#13;&#10;   │ └─'Foo_7'&#13;&#10;   └─Alt&#13;&#10;     ├─Con&#13;&#10;     │ └─(+):(. . .)&#13;&#10;     │      ├─Nonterminal&#13;&#10;     │      │ └─'AB'&#13;&#10;     │      └─Nonterminal&#13;&#10;     │        └─'C'&#13;&#10;     └─(*):(. . .)&#13;&#10;          ├─Con&#13;&#10;          │ └─(+):(. . .)&#13;&#10;          │      ├─Nonterminal&#13;&#10;          │      │ └─'D'&#13;&#10;          │      └─Nonterminal&#13;&#10;          │        └─'E'&#13;&#10;          └─Con&#13;&#10;            └─(+):(. . .)&#13;&#10;                 └─Nonterminal&#13;&#10;                   └─'F'">
            <text:p>─Grammar<text:line-break/> └─Rule<text:line-break/> <text:s text:c="2"/>├─RuleName<text:line-break/> <text:s text:c="2"/>│ └─'Foo_7'<text:line-break/> <text:s text:c="2"/>└─Alt<text:line-break/> <text:s text:c="4"/>├─Con<text:line-break/> <text:s text:c="4"/>│ └─(+):(. . .)<text:line-break/> <text:s text:c="4"/>│ <text:s text:c="5"/>├─Nonterminal<text:line-break/> <text:s text:c="4"/>│ <text:s text:c="5"/>│ └─'AB'<text:line-break/> <text:s text:c="4"/>│ <text:s text:c="5"/>└─Nonterminal<text:line-break/> <text:s text:c="4"/>│ <text:s text:c="7"/>└─'C'<text:line-break/> <text:s text:c="4"/>└─(*):(. . .)<text:line-break/> <text:s text:c="9"/>├─Con<text:line-break/> <text:s text:c="9"/>│ └─(+):(. . .)<text:line-break/> <text:s text:c="9"/>│ <text:s text:c="5"/>├─Nonterminal<text:line-break/> <text:s text:c="9"/>│ <text:s text:c="5"/>│ └─'D'<text:line-break/> <text:s text:c="9"/>│ <text:s text:c="5"/>└─Nonterminal<text:line-break/> <text:s text:c="9"/>│ <text:s text:c="7"/>└─'E'<text:line-break/> <text:s text:c="9"/>└─Con<text:line-break/> <text:s text:c="11"/>└─(+):(. . .)<text:line-break/> <text:s text:c="16"/>└─Nonterminal<text:line-break/> <text:s text:c="18"/>└─'F'</text:p>
          </table:table-cell>
          <table:table-cell table:number-columns-repeated="8"/>
        </table:table-row>
        <table:table-row table:style-name="ro10">
          <table:table-cell table:style-name="ce156" office:value-type="string">
            <text:p><text:s/>Foo_7 ::= AB C |D E | F <text:s/></text:p>
          </table:table-cell>
          <table:table-cell table:style-name="ce154"/>
          <table:table-cell table:number-columns-repeated="8"/>
        </table:table-row>
        <table:table-row table:style-name="ro11">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4"/>
          <table:table-cell table:number-columns-repeated="8"/>
        </table:table-row>
        <table:table-row table:style-name="ro12">
          <table:table-cell table:style-name="ce153" office:value-type="string">
            <text:p>pLogic_dt</text:p>
          </table:table-cell>
          <table:table-cell table:style-name="ce154" table:formula="of:=TPARSER_TOSTRING([.A63])" office:value-type="string" office:string-value="(return '(Unit [])')">
            <text:p>(return '(Unit [])')</text:p>
          </table:table-cell>
          <table:table-cell table:number-columns-repeated="8"/>
        </table:table-row>
        <table:table-row table:style-name="ro13">
          <table:table-cell table:style-name="ce153" office:value-type="string">
            <text:p>pDecDigit</text:p>
          </table:table-cell>
          <table:table-cell table:style-name="ce153" table:formula="of:=TPARSER_TOSTRING([.A64])"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0.(add -48) (asc a0)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0.(add -48) (asc a0) a0)<text:line-break/> <text:s text:c="12"/>)</text:p>
          </table:table-cell>
          <table:table-cell table:number-columns-repeated="8"/>
        </table:table-row>
        <table:table-row table:style-name="ro14">
          <table:table-cell table:style-name="ce153" office:value-type="string">
            <text:p>pHexLit</text:p>
          </table:table-cell>
          <table:table-cell table:style-name="ce153" table:formula="of:=TPARSER_TOSTRING([.A65])" office:value-type="string" office:string-value="HexLit where&#13;&#10;HexLit ::= (do  _ &lt;- (str '0x')&#13;&#10;               a0 &lt;- HexNum&#13;&#10;            return a0&#13;&#10;           )&#13;&#10;HexNum ::= (do a0 &lt;- HexDigit+&#13;&#10;            return ((foldl1 \a0.add ((mul 16) a0)) a0)&#13;&#10;           )&#13;&#10;HexDigit ::= item &gt;&gt;= \a0.(ite (inRange 48 57) \a0.pReturn ((add -48) a0) (ite (inRange 65 70) \a0.pReturn ((add -55) a0) (ite (inRange 97 102) \a0.pReturn ((add -87) a0) (fstArg fail)))) (asc a0)">
            <text:p>HexLit where<text:line-break/>HexLit ::= (do <text:s/>_ &lt;- (str '0x')<text:line-break/> <text:s text:c="14"/>a0 &lt;- HexNum<text:line-break/> <text:s text:c="11"/>return a0<text:line-break/> <text:s text:c="10"/>)<text:line-break/>HexNum ::= (do a0 &lt;- HexDigit+<text:line-break/> <text:s text:c="11"/>return ((foldl1 \a0.add ((mul 16) a0)) a0)<text:line-break/> <text:s text:c="10"/>)<text:line-break/>HexDigit ::= item &gt;&gt;= \a0.(ite (inRange 48 57) \a0.pReturn ((add -48) a0) (ite (inRange 65 70) \a0.pReturn ((add -55) a0) (ite (inRange 97 102) \a0.pReturn ((add -87) a0) (fstArg fail)))) (asc a0)</text:p>
          </table:table-cell>
          <table:table-cell table:number-columns-repeated="8"/>
        </table:table-row>
        <table:table-row table:style-name="ro15">
          <table:table-cell table:style-name="ce153" office:value-type="string">
            <text:p>pTypeExpr</text:p>
          </table:table-cell>
          <table:table-cell table:style-name="ce153" table:formula="of:=TPARSER_TOSTRING([.A66])"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09">
          <table:table-cell table:number-columns-repeated="10"/>
        </table:table-row>
        <table:table-row table:style-name="ro6">
          <table:table-cell table:number-columns-repeated="10"/>
        </table:table-row>
        <table:named-expressions/>
      </table:table>
      <table:table table:name="Tabelle11"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value="1" form:linked-cell="Tabelle11.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opt8" form:control-implementation="ooo:com.sun.star.form.component.CheckBox" xml:id="control3" form:id="control3" form:label="opt8" form:value="1" form:linked-cell="Tabelle11.E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value="1" form:linked-cell="Tabelle11.E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value="1" form:linked-cell="Tabelle11.E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form>
        </office:forms>
        <table:table-column table:style-name="co14" table:default-cell-style-name="ce169"/>
        <table:table-column table:style-name="co15" table:default-cell-style-name="ce169"/>
        <table:table-column table:style-name="co16" table:default-cell-style-name="ce169"/>
        <table:table-column table:style-name="co17" table:default-cell-style-name="ce181"/>
        <table:table-column table:style-name="co17" table:default-cell-style-name="ce185"/>
        <table:table-column table:style-name="co18" table:default-cell-style-name="ce169"/>
        <table:table-column table:style-name="co5" table:number-columns-repeated="1018" table:default-cell-style-name="ce169"/>
        <table:table-row table:style-name="ro16" table:number-rows-repeated="2">
          <table:table-cell table:number-columns-repeated="2"/>
          <table:table-cell table:style-name="ce173" table:number-columns-repeated="2"/>
          <table:table-cell table:style-name="ce182"/>
          <table:table-cell table:style-name="ce173"/>
          <table:table-cell table:number-columns-repeated="1018"/>
        </table:table-row>
        <table:table-row table:style-name="ro6">
          <table:table-cell/>
          <table:table-cell table:style-name="ce170" office:value-type="string" table:number-columns-spanned="1" table:number-rows-spanned="16">
            <text:p>Grammar comes here</text:p>
          </table:table-cell>
          <table:table-cell table:style-name="ce174" table:formula="of:=DERIVATIONTREE_PRSGRAMMAR([.B19]; SUM([.D3:.D18]))" office:value-type="string" office:string-value="─Grammar&#13;&#10; └─Rule&#13;&#10;   ├─(*):ws&#13;&#10;   ├─RuleName&#13;&#10;   │ ├─([A-Z]):'F'&#13;&#10;   │ └─(*):(..|..)&#13;&#10;   │      ├─([a-z]):'o'&#13;&#10;   │      ├─([A-Z]):'O'&#13;&#10;   │      ├─'_'&#13;&#10;   │      └─([0-9]):'7'&#13;&#10;   ├─(*):ws&#13;&#10;   │    └─ws&#13;&#10;   │      └─' '&#13;&#10;   ├─'::='&#13;&#10;   └─Alt&#13;&#10;     ├─(*):ws&#13;&#10;     │    ├─ws&#13;&#10;     │    │ └─' '&#13;&#10;     │    └─ws&#13;&#10;     │      └─' '&#13;&#10;     ├─Con&#13;&#10;     │ └─(+):(. . .)&#13;&#10;     │      ├─(. . .)&#13;&#10;     │      │ ├─Nonterminal&#13;&#10;     │      │ │ ├─([A-Z]):'A'&#13;&#10;     │      │ │ └─(*):(..|..)&#13;&#10;     │      │ │      └─([A-Z]):'B'&#13;&#10;     │      │ └─(*):ws&#13;&#10;     │      │      └─ws&#13;&#10;     │      │        └─' '&#13;&#10;     │      └─(. . .)&#13;&#10;     │        ├─Nonterminal&#13;&#10;     │        │ ├─([A-Z]):'C'&#13;&#10;     │        │ └─(*):(..|..)&#13;&#10;     │        └─(*):ws&#13;&#10;     │             └─ws&#13;&#10;     │               └─' '&#13;&#10;     └─(*):(. . .)&#13;&#10;          └─(. . .)&#13;&#10;            ├─'|'&#13;&#10;            ├─(*):ws&#13;&#10;            └─Con&#13;&#10;              └─(+):(. . .)&#13;&#10;                   ├─(. . .)&#13;&#10;                   │ ├─Nonterminal&#13;&#10;                   │ │ ├─([A-Z]):'D'&#13;&#10;                   │ │ └─(*):(..|..)&#13;&#10;                   │ └─(*):ws&#13;&#10;                   │      └─ws&#13;&#10;                   │        └─' '&#13;&#10;                   └─(. . .)&#13;&#10;                     ├─Nonterminal&#13;&#10;                     │ ├─([A-Z]):'E'&#13;&#10;                     │ └─(*):(..|..)&#13;&#10;                     └─(*):ws" table:number-columns-spanned="1" table:number-rows-spanned="17">
            <text:p>─Grammar</text:p>
            <text:p><text:s/>└─Rule</text:p>
            <text:p><text:s text:c="3"/>├─(*):ws</text:p>
            <text:p><text:s text:c="3"/>├─RuleName</text:p>
            <text:p><text:s text:c="3"/>│ ├─([A-Z]):'F'</text:p>
            <text:p><text:s text:c="3"/>│ └─(*):(..|..)</text:p>
            <text:p><text:s text:c="3"/>│ <text:s text:c="5"/>├─([a-z]):'o'</text:p>
            <text:p><text:s text:c="3"/>│ <text:s text:c="5"/>├─([A-Z]):'O'</text:p>
            <text:p><text:s text:c="3"/>│ <text:s text:c="5"/>├─'_'</text:p>
            <text:p><text:s text:c="3"/>│ <text:s text:c="5"/>└─([0-9]):'7'</text:p>
            <text:p><text:s text:c="3"/>├─(*):ws</text:p>
            <text:p><text:s text:c="3"/>│ <text:s text:c="3"/>└─ws</text:p>
            <text:p><text:s text:c="3"/>│ <text:s text:c="5"/>└─' '</text:p>
            <text:p><text:s text:c="3"/>├─'::='</text:p>
            <text:p><text:s text:c="3"/>└─Alt</text:p>
            <text:p><text:s text:c="5"/>├─(*):ws</text:p>
            <text:p><text:s text:c="5"/>│ <text:s text:c="3"/>├─ws</text:p>
            <text:p><text:s text:c="5"/>│ <text:s text:c="3"/>│ └─' '</text:p>
            <text:p><text:s text:c="5"/>│ <text:s text:c="3"/>└─ws</text:p>
            <text:p><text:s text:c="5"/>│ <text:s text:c="5"/>└─' '</text:p>
            <text:p><text:s text:c="5"/>├─Con</text:p>
            <text:p><text:s text:c="5"/>│ └─(+):(. . .)</text:p>
            <text:p><text:s text:c="5"/>│ <text:s text:c="5"/>├─(. . .)</text:p>
            <text:p><text:s text:c="5"/>│ <text:s text:c="5"/>│ ├─Nonterminal</text:p>
            <text:p><text:s text:c="5"/>│ <text:s text:c="5"/>│ │ ├─([A-Z]):'A'</text:p>
            <text:p><text:s text:c="5"/>│ <text:s text:c="5"/>│ │ └─(*):(..|..)</text:p>
            <text:p><text:s text:c="5"/>│ <text:s text:c="5"/>│ │ <text:s text:c="5"/>└─([A-Z]):'B'</text:p>
            <text:p><text:s text:c="5"/>│ <text:s text:c="5"/>│ └─(*):ws</text:p>
            <text:p><text:s text:c="5"/>│ <text:s text:c="5"/>│ <text:s text:c="5"/>└─ws</text:p>
            <text:p><text:s text:c="5"/>│ <text:s text:c="5"/>│ <text:s text:c="7"/>└─' '</text:p>
            <text:p><text:s text:c="5"/>│ <text:s text:c="5"/>└─(. . .)</text:p>
            <text:p><text:s text:c="5"/>│ <text:s text:c="7"/>├─Nonterminal</text:p>
            <text:p><text:s text:c="5"/>│ <text:s text:c="7"/>│ ├─([A-Z]):'C'</text:p>
            <text:p><text:s text:c="5"/>│ <text:s text:c="7"/>│ └─(*):(..|..)</text:p>
            <text:p><text:s text:c="5"/>│ <text:s text:c="7"/>└─(*):ws</text:p>
            <text:p><text:s text:c="5"/>│ <text:s text:c="12"/>└─ws</text:p>
            <text:p><text:s text:c="5"/>│ <text:s text:c="14"/>└─' '</text:p>
            <text:p><text:s text:c="5"/>└─(*):(. . .)</text:p>
            <text:p><text:s text:c="10"/>└─(. . .)</text:p>
            <text:p><text:s text:c="12"/>├─'|'</text:p>
            <text:p><text:s text:c="12"/>├─(*):ws</text:p>
            <text:p><text:s text:c="12"/>└─Con</text:p>
            <text:p><text:s text:c="14"/>└─(+):(. . .)</text:p>
            <text:p><text:s text:c="19"/>├─(. . .)</text:p>
            <text:p><text:s text:c="19"/>│ ├─Nonterminal</text:p>
            <text:p><text:s text:c="19"/>│ │ ├─([A-Z]):'D'</text:p>
            <text:p><text:s text:c="19"/>│ │ └─(*):(..|..)</text:p>
            <text:p><text:s text:c="19"/>│ └─(*):ws</text:p>
            <text:p><text:s text:c="19"/>│ <text:s text:c="5"/>└─ws</text:p>
            <text:p><text:s text:c="19"/>│ <text:s text:c="7"/>└─' '</text:p>
            <text:p><text:s text:c="19"/>└─(. . .)</text:p>
            <text:p><text:s text:c="21"/>├─Nonterminal</text:p>
            <text:p><text:s text:c="21"/>│ ├─([A-Z]):'E'</text:p>
            <text:p><text:s text:c="21"/>│ └─(*):(..|..)</text:p>
            <text:p><text:s text:c="21"/>└─(*):ws</text:p>
          </table:table-cell>
          <table:table-cell table:style-name="ce177" table:formula="of:=[.E3]*[.F3]" office:value-type="float" office:value="0">
            <text:p>0</text:p>
          </table:table-cell>
          <table:table-cell table:style-name="ce183" office:value-type="string">
            <text:p>0</text:p>
          </table:table-cell>
          <table:table-cell table:style-name="ce187" table:formula="of:=DTOPT_HIDESKIPPED()" office:value-type="float" office:value="1">
            <text:p>1</text:p>
            <draw:control table:end-cell-address="Tabelle11.G3" table:end-x="0.541cm" table:end-y="0.379cm" draw:z-index="3" draw:style-name="gr1" draw:text-style-name="P1" svg:width="3.655cm" svg:height="0.342cm" svg:x="0.065cm" svg:y="0.037cm" draw:control="control5"/>
          </table:table-cell>
          <table:table-cell table:number-columns-repeated="1018"/>
        </table:table-row>
        <table:table-row table:style-name="ro6">
          <table:table-cell/>
          <table:covered-table-cell table:style-name="ce171"/>
          <table:covered-table-cell table:style-name="ce175"/>
          <table:table-cell table:style-name="ce178" table:formula="of:=[.E4]*[.F4]" office:value-type="float" office:value="0">
            <text:p>0</text:p>
          </table:table-cell>
          <table:table-cell table:style-name="ce184" office:value-type="string">
            <text:p>0</text:p>
          </table:table-cell>
          <table:table-cell table:style-name="ce188" table:formula="of:=DTOPT_DOFOLDLCONCAT()" office:value-type="float" office:value="2">
            <text:p>2</text:p>
            <draw:control table:end-cell-address="Tabelle11.G4" table:end-x="0.541cm" table:end-y="0.379cm" draw:z-index="2" draw:style-name="gr1" draw:text-style-name="P1" svg:width="3.655cm" svg:height="0.342cm" svg:x="0.065cm" svg:y="0.037cm" draw:control="control4"/>
          </table:table-cell>
          <table:table-cell table:number-columns-repeated="1018"/>
        </table:table-row>
        <table:table-row table:style-name="ro6">
          <table:table-cell/>
          <table:covered-table-cell table:style-name="ce171"/>
          <table:covered-table-cell table:style-name="ce175"/>
          <table:table-cell table:style-name="ce178" table:formula="of:=[.E5]*[.F5]" office:value-type="float" office:value="0">
            <text:p>0</text:p>
          </table:table-cell>
          <table:table-cell table:style-name="ce184" office:value-type="string">
            <text:p>0</text:p>
          </table:table-cell>
          <table:table-cell table:style-name="ce188" table:formula="of:=DTOPT_IMPLICITMULT()" office:value-type="float" office:value="4">
            <text:p>4</text:p>
            <draw:control table:end-cell-address="Tabelle11.G5" table:end-x="0.541cm" table:end-y="0.379cm" draw:z-index="0" draw:style-name="gr1" draw:text-style-name="P1" svg:width="3.655cm" svg:height="0.342cm" svg:x="0.065cm" svg:y="0.037cm" draw:control="control2"/>
          </table:table-cell>
          <table:table-cell table:number-columns-repeated="1018"/>
        </table:table-row>
        <table:table-row table:style-name="ro6">
          <table:table-cell/>
          <table:covered-table-cell table:style-name="ce171"/>
          <table:covered-table-cell table:style-name="ce175"/>
          <table:table-cell table:style-name="ce178" table:formula="of:=[.E6]*[.F6]" office:value-type="float" office:value="0">
            <text:p>0</text:p>
          </table:table-cell>
          <table:table-cell table:style-name="ce184" office:value-type="string">
            <text:p>0</text:p>
          </table:table-cell>
          <table:table-cell table:style-name="ce188" table:formula="of:=8" office:value-type="float" office:value="8">
            <text:p>8</text:p>
            <draw:control table:end-cell-address="Tabelle11.G6" table:end-x="0.541cm" table:end-y="0.379cm" draw:z-index="1" draw:style-name="gr1" draw:text-style-name="P1" svg:width="3.655cm" svg:height="0.342cm" svg:x="0.065cm" svg:y="0.037cm" draw:control="control3"/>
          </table:table-cell>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6">
          <table:table-cell/>
          <table:covered-table-cell table:style-name="ce171"/>
          <table:covered-table-cell table:style-name="ce175"/>
          <table:table-cell table:style-name="ce179"/>
          <table:table-cell/>
          <table:table-cell table:style-name="ce189"/>
          <table:table-cell table:number-columns-repeated="1018"/>
        </table:table-row>
        <table:table-row table:style-name="ro17">
          <table:table-cell/>
          <table:table-cell table:style-name="ce172" office:value-type="string">
            <text:p>FoO_7 ::= <text:s/>AB C |D E</text:p>
          </table:table-cell>
          <table:covered-table-cell table:style-name="ce176"/>
          <table:table-cell table:style-name="ce180"/>
          <table:table-cell table:style-name="ce186"/>
          <table:table-cell table:style-name="ce190"/>
          <table:table-cell table:number-columns-repeated="1018"/>
        </table:table-row>
        <table:table-row table:style-name="ro16" table:number-rows-repeated="1048556">
          <table:table-cell table:number-columns-repeated="1024"/>
        </table:table-row>
        <table:table-row table:style-name="ro16">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8">08.05.2017</text:date>, <text:time>16:25:3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08T16:25:33.46</dc:date>
    <meta:editing-duration>P152DT12H31M9S</meta:editing-duration>
    <meta:editing-cycles>549</meta:editing-cycles>
    <meta:generator>OpenOffice/4.1.2$Win32 OpenOffice.org_project/412m3$Build-9782</meta:generator>
    <meta:document-statistic meta:table-count="11" meta:cell-count="7733" meta:object-count="5"/>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Optional a As Variant, Optional b As Variant)
	Dim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hr(13)), "\n") ' TODO: fix toString \r vs \n
			t = Join(Split(t, chr(10)), "\r") ' TODO: fix toString \r vs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isEmpty		As Object
	toString	As Object
	concat		As Object
	readHex		As Object
	equ			As Object
	inRange		As Object
	
	TFn_toString	As Object
	applyToList		As Object

	isList		As Object
	isNil		As Object
	cons		As Object
	length		As Object
	car			As Object
	cdr			As Object
	cadr		As Object
	caddr		As Object
	map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mkTypeVar			As Object
	maybeMakeArrowType	As Object
	mkTypeCtor			As Object
	mkTupleType			As Object
	
	TASN_toString		As Object
	mkASN				As Object
	mkDtTerminal		As Object
	mkDtCClass			As Object
	mkDtNonterminal		As Object
	mkDtMult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isEmpty	= lookupFn("isEmpty")
		result.toString = lookupFn("toString")
		result.concat	= lookupFn("concat")
		result.readHex	= lookupFn("readHex")
		result.equ		= lookupFn("equ")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mkTypeVar		  = lookupFn("mkTypeVar")
		result.maybeMakeArrowType = lookupFn("maybeMakeArrowType")
		result.mkTypeCtor		  = lookupFn("mkTypeCtor")
		result.mkTupleType		  = lookupFn("mkTupleType")

		result.TASN_toString 	= lookupFn("TASN_toString")
		result.mkASN			= lookupFn("mkASN")
		result.mkDtTerminal		= lookupFn("mkDtTerminal")
		result.mkDtCClass		= lookupFn("mkDtCClass")
		result.mkDtNonterminal  = lookupFn("mkDtNonterminal")
		result.mkDtMult  		= lookupFn("mkDtMult")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mkTypeVar",			1, "Char -&gt; Str"), _
			newFn("maybeMakeArrowType",	2, "Typ -&gt; Maybe Typ -&gt; Typ"), _
			newFn("mkTypeCtor",			2, "Str -&gt; [Typ] -&gt; Typ"), _
			newFn("mkTupleType",		2, "Typ -&gt; [Typ] -&gt; Typ"), _
			_
			newFn("TASN_toString",		1, "ASN -&gt; Str"), _
			newFn("mkASN",				3, "Any -&gt; a -&gt; [b] -&gt; ASN"), _
			newFn("mkDtTerminal",		1, "Str -&gt; ASN"), _
			newFn("mkDtCClass",			2, "Str -&gt; Str -&gt; ASN"), _
			newFn("mkDtNonterminal",	2, "Str -&gt; [ASN] -&gt; ASN"), _
			newFn("mkDtMult",			2, "Str -&gt; [ASN] -&gt;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	a0, a1)
		Case "mkTupleType":	result = mkTupleType(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		a0, a1, a2)
		Case "foldr":		result = foldr(		a0, a1, a2)
		Case "mkASN":		result = mkASN(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Dim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hr(13)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chr(13) &amp; chr(10)
			result = result &amp; " where" &amp; newLine _
				   &amp; Join(toArray(rules), newLine)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If p.str &lt;&gt; "" Then
		result = p.str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If isPZeroOrOne(p) Then
				' it has shape p +++ return Empty
				' so it's effectively "zero-or-one" p, which can be written as "p?"
				
				If (altL.tp = "choice") Or (altL.tp = "bind") Then
					result = "(" &amp; _TParser_toString( _
								altL, k, indent &amp; " ", False, rules, seen) _
						   &amp; ")"
				Else
					result = _TParser_toString( _
								altL, k, indent, False, rules, seen)
				End If
				result = result &amp; "?"
			ElseIf isPMany(p) Then
				' it has shape many1 p +++ return nil
				If (altL.st.tp = "choice") Or (altL.st.tp = "bind") Then
					result = "(" &amp; _TParser_toString( _
								altL.st, k, indent &amp; " ", False, rules, seen) _
						   &amp; ")"
				Else
					result = _TParser_toString( _
								altL.st, k, indent, False, rules, seen)
				End If
				result = result &amp; "*"
			Else
				Dim altLStr As String, altRStr As String
				If isNewLines Then
					altLStr = _TParser_toString( _
								altL, k, indent, isNewLines, rules, seen)
					altRStr = _TParser_toString( _
								altR, k, indent, isNewLines, rules, seen)	
					result = altLStr _
						   &amp; chr(13) &amp; chr(10)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End If
		Case "bind"
			Dim q As Object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End If
		Case "seq"
			Dim ps As Variant, i As Integer
			Dim fName As String, args As Object, argsStr As String
			ps = p.st(0)
			f  = p.st(1)
			fName = getFnName(f)
			args = nil
			result = "(do "
			Dim addIndent As String, newLine As String, innerIndent As String
			addIndent = Space(Len(result))
			newLine = chr(13) &amp; chr(10)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Dim result As Variant
	If isMissing(f) Then
		If isMissing(p) Then
			result = oFn
		Else
			' TODO: pBind: check if p is proper Parser
			result = apply(oFn, p)
		End If
	Else
		bindStats(p, f)
		' TODO: pBind: check if f is proper function
		result = mkParser("bind", Array(p, f))
		result.st0 = p
		result.st1 = f
		If isKsomething(f) Then
			Dim v As Object
			v = car(partialArgs(f)) ' peel off K	
			If isKreturn(f) Then
				result.st2 = 2
				Dim inner As String
				inner = toString(v)
				result.st3 = v.st ' peel off pReturn
			Else
				result.st2 = 1
				result.st3 = v	' the subsequent parser
			End If
		ElseIf isBreturn(f) Then
			Dim g As Object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chr(10)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	If isNull(oFn) Then : oFn = Fn.pChoice : End If
	Dim result As Object
	If isMissing(p1) Then
		result = oFn
	ElseIf isMissing(p2) Then
		result = apply(oFn, p1)
	Else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 pattern-matches p against "q +++ return Empty" where q any parser
Function isPZeroOrOne(p As Parser)
	Dim result As Boolean : result = False
	If p.tp = "choice" Then
		Dim sndAlt As Object ' 2nd alternative
		sndAlt = p.st(1)
		' check if it has shape p +++ return Empty (which is effectively "zero-or-one" p)
		result = ((sndAlt.tp = "return") And isEmpty(sndAlt.st))
	End If
	isPZeroOrOne = result
End Function

' never fails: if p fails than pZeroOrOne(p) returns Empty + same pos as result,
' otherwise returns whatever p returns as result (+ pos)
' matches at most once
Function pZeroOrOne(Optional p As Parser)
	Static oFn As Object : If isNull(oFn) Then : oFn = Fn.pZeroOrOne : End If
	Dim result As Variant
	If isMissing(p) Then
		result = oFn
	Else
		If isPZeroOrOne(p) Then
			result = p
		Else
			result = pChoice(p, pReturn(Empty))
		End If
	End If
	pZeroOrOne = result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Choice(pMany1(p), pReturn(nil))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Range(lo As String, hi As String)
	Dim result As Object
	result = pSat(compose(inRange(Asc(lo), Asc(hi)), Fn.asc))
	result.str = "[" &amp; lo &amp; "-" &amp; hi &amp; "]"
	pRange = result
End Function

Function pWhite()
	Static result As Object
	If isNull(result) Then
		result = pChoice(pStr(" "), pStr(Chr(9))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Dim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Dim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Dim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toString(p) _
				&amp; chr(13) &amp; chr(10) &amp; toString(result) _
				&amp; chr(13) &amp; chr(10) &amp; Len(toString(result))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ssertEqual(p.st2, 0).x
			End If
		Case "seq"
			applyP_seq = applyP_seq + 1
		Case "skip"	' tail-recursive
			assertEqual(typeOf(p.st(0)), typeOf(p.st0)).x
			assertEqual(typeOf(p.st0), typeOf(pFail)).x
			assertEqual(p.st0.id, p.st(0).id).x
			applyP_skip = applyP_skip + 1
		Case "sat"
			assertEqual(isFn(p.st), True).x
			assertEqual(isFn(p.st0), True).x
			assertEqual(arity(p.st0), arity(p.st)).x
			assertEqual(getFnName(p.st0), getFnName(p.st)).x
			applyP_sat = applyP_sat + 1
		Case "many1"
			applyP_many1 = applyP_many1 + 1
		Case "fail"
			applyP_fail = applyP_fail + 1
		Case "ind"	' tail-recursive
			applyP_ind = applyP_ind + 1
			If isNull(p.st0) Then
				assertEqual(p.st(0), p.st0).x
			Else
				assertEqual(typeOf(p.st(0)), typeOf(p.st0)).x
				assertEqual(typeOf(p.st0), typeOf(pFail)).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range()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0) &amp; "/" &amp; _applyP_callCount(1) _
				&amp; chr(13) &amp; "applyP_str: " &amp; applyP_str _
				&amp; chr(13) &amp; "applyP_choice: " &amp; applyP_choice _
				&amp; chr(13) &amp; "applyP_item: " &amp; applyP_item _
				&amp; chr(13) &amp; "applyP_end: " &amp; applyP_end _
				&amp; chr(13) &amp; "applyP_bind: " &amp; applyP_bind _
				&amp; chr(13) &amp; "  (applyP_bind_K_x: " &amp; applyP_bind_K_x &amp; ")" _
				&amp; chr(13) &amp; "  (applyP_bind_K_return: " &amp; applyP_bind_K_return &amp; ")" _
				&amp; chr(13) &amp; "  (applyP_bind_B_f_g: " &amp; applyP_bind_B_f_g &amp; ")" _
				&amp; chr(13) &amp; "  (applyP_bind_B_return_g: " &amp; applyP_bind_B_return_g &amp; ")" _
				&amp; chr(13) &amp; "applyP_return: " &amp; applyP_return _
				&amp; chr(13) &amp; "applyP_seq: " &amp; applyP_seq _
				&amp; chr(13) &amp; "applyP_skip: " &amp; applyP_skip _
				&amp; chr(13) &amp; "applyP_sat: " &amp; applyP_sat _
				&amp; chr(13) &amp; "applyP_many1: " &amp; applyP_many1 _
				&amp; chr(13) &amp; "applyP_fail: " &amp; applyP_fail _
				&amp; chr(13) &amp; "applyP_ind: " &amp; applyP_ind _
				&amp; chr(13) &amp; length(bindFns) &amp; " bindFns: " &amp; toString(bindFns))
	Else
		result = Join(Array("test_Parser(" &amp; what &amp; "):", tm, aCount), " ")
	End If
	test_Parser = result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pplyP(p, " ")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ZeroOrOne(pItem))
	assert_parses(p, "",		Empty, 1).x
	assert_parses(p, " ",		Empty, 2).x
	assert_parses(p, "a",		Empty, 2).x
	assert_parses(p, "1",		Empty, 2).x
	assert_parses(p, "[]",		Empty, 2).x ' reads at most one
	assert_parses(p, "abcd",	Empty, 2).x
	assert_parses(p, chr(13),   Empty, 2).x
	assert_parses(p, chr( 9),	Empty, 2).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range()
	Dim p As Parser, i As Integer
	p = pRange("A", "Z")
	For i = 1 To Asc("A") - 1
		refute_parses(p, Chr(i)).x
	Next i
	For i = Asc("A") To Asc("Z")
		assert_parses(p, Chr(i), Chr(i), 2).x
	Next i
	For i = Asc("Z") + 1 To 255
		refute_parses(p, Chr(i)).x
	Next i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hr(13),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chr(13) &amp; chr(10) _
				  &amp; " return [a0]" &amp; chr(13) &amp; chr(10) _
				  &amp; ")").x
	p = pSeqL(Array(pItem, pItem), id)
	assert_toStr(p, "(do a0 &lt;- item" &amp; chr(13) &amp; chr(10) _
				  &amp; "    a1 &lt;- item" &amp; chr(13) &amp; chr(10) _
				  &amp; " return [a0, a1]" &amp; chr(13) &amp; chr(10) _
				  &amp; ")").x
	p = pSeqL(Array(pItem, pStr("x"), pItem), id)
	assert_toStr(p, "(do a0 &lt;- item" &amp; chr(13) &amp; chr(10) _
				  &amp; "    a1 &lt;- (str 'x')" &amp; chr(13) &amp; chr(10) _
				  &amp; "    a2 &lt;- item" &amp; chr(13) &amp; chr(10) _
				  &amp; " return [a0, a1, a2]" &amp; chr(13) &amp; chr(10) _
				  &amp; ")").x
	p = pSeqL(Array(pItem, pSkip(pStr("x")), pItem), id)
	assert_toStr(p, "(do a0 &lt;- item" &amp; chr(13) &amp; chr(10) _
				  &amp; "     _ &lt;- (str 'x')" &amp; chr(13) &amp; chr(10) _
				  &amp; "    a1 &lt;- item" &amp; chr(13) &amp; chr(10) _
				  &amp; " return [a0, a1]" &amp; chr(13) &amp; chr(10) _
				  &amp; ")").x

	' pSeqL(..., reverse)
	p = pSeqL(Array(pItem), reverse)
	assert_toStr(p, "(do a0 &lt;- item" &amp; chr(13) &amp; chr(10) _
				  &amp; " return (reverse [a0])" &amp; chr(13) &amp; chr(10) _
				  &amp; ")").x
	p = pSeqL(Array(pItem, pStr("x"), pItem), reverse)
	assert_toStr(p, "(do a0 &lt;- item" &amp; chr(13) &amp; chr(10) _
				  &amp; "    a1 &lt;- (str 'x')" &amp; chr(13) &amp; chr(10) _
				  &amp; "    a2 &lt;- item" &amp; chr(13) &amp; chr(10) _
				  &amp; " return (reverse [a0, a1, a2])" &amp; chr(13) &amp; chr(10) _
				  &amp; ")").x
	p = pSeqL(Array(pItem, pSkip(pStr("x")), pItem), reverse)
	assert_toStr(p, "(do a0 &lt;- item" &amp; chr(13) &amp; chr(10) _
				  &amp; "     _ &lt;- (str 'x')" &amp; chr(13) &amp; chr(10) _
				  &amp; "    a1 &lt;- item" &amp; chr(13) &amp; chr(10) _
				  &amp; " return (reverse [a0, a1])" &amp; chr(13) &amp; chr(10) _
				  &amp; ")").x

	' pSeq(..., id) ' NOT pSeqL!
	p = pSeq(Array(pItem), id)
	assert_toStr(p, "(do a0 &lt;- item" &amp; chr(13) &amp; chr(10) _
				  &amp; " return a0" &amp; chr(13) &amp; chr(10) _
				  &amp; ")").x
	p = pSeq(Array(pItem, pSkip(pItem)), id)
	assert_toStr(p, "(do a0 &lt;- item" &amp; chr(13) &amp; chr(10) _
				  &amp; "     _ &lt;- item" &amp; chr(13) &amp; chr(10) _
				  &amp; " return a0" &amp; chr(13) &amp; chr(10) _
				  &amp; ")").x
	p = pSeq(Array(pSkip(pItem), pItem), id)
	assert_toStr(p, "(do  _ &lt;- item" &amp; chr(13) &amp; chr(10) _
				  &amp; "    a0 &lt;- item" &amp; chr(13) &amp; chr(10) _
				  &amp; " return a0" &amp; chr(13) &amp; chr(10)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Type TASN ' "Abstract Syntax Node"
	tyname As String
	label As Variant
	value As Variant
	children As Object
End Type


Sub Main
	test_AST()
End Sub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mkASN( _
	Optional label, _
	Optional value, _
	Optional children As Object _
)
	Dim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isASN(x As Variant) As Boolean
	isASN = (typeOf(x) = "Object/TAS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chr(13) &amp; chr(10) _
					   &amp; _TASN_toString( _
					   		child, _
							prefixC &amp; "└" , _
							prefixC &amp; " " _
						 )
			Else
				result = result _
					   &amp; chr(13) &amp; chr(10)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Label(n As Object)
	asnLabel = n.label
End Function

Function asnValue(n As Object)
	asnValue = n.value
End Function

Function asnChildren(n As Object)
	asnChildren = n.children
End Function

Function asnIsLeaf(n As Object) As Boolean
	asnIsLeaf = isNil(asnChildren(n))
End Function

Function asnChildCount(n As Object) As Integer
	asnChildCount = length(asnChildren(n))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Dim oFn As Object : If isNull(oFn) Then : oFn = mkASN(dtAnonAltLabel, Empty) : End If
	Dim result As Variant
	If isMissing(children) Then
		result = oFn
	Else
		result = apply(oFn, children)
	End If
	mkDtAnonAlt = result
End Function

' Abstract Syntax Node representing an anonymous concatenation
Function mkDtAnonCon(Optional children As Object)
	Dim oFn As Object : If isNull(oFn) Then : oFn = mkASN(dtAnonConLabel, Empty) :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p As Object)
	Dim result As Variant
	result = mkASN(dtMultLabel("skip", p), Empty, nil)
	mkDtSkip = result
End Function

Function dtMultLabel(m As String, p As Object)
	Dim t As String
	Select Case p.tp
		Case "item"	:	t = "." 
		Case "str":		t = toString(p.st(0))
		Case "choice":	t = dtAnonAltLabel
		Case "seq":		t = dtAnonConLabel
		Case "ind":		t = getPIndName(p)
		Case "skip":	
			dtMultLabel = dtMultLabel(m &amp; "°skip", p.st0)
			Exit Function
		Case "sat"
			If p.str &lt;&gt; "" Then
				t = "(" &amp; p.str &amp; ")"
			Else
				t = "(" &amp; TFn_toString(p.st0) &amp; ")"
			End If
		Case Else
			croak("dtMultLabel: cannot handle .tp=" &amp; toString(p.tp))
	End Select
	dtMultLabel = "(" &amp; m &amp; "):" &amp; 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mkDtSkip(p.st0))))
		result.typ = typ_Parser_ASN
	Else
		result = p
	End If
	_wrapSkipWithDummyASN = result
End Function

Function _toDerivationP( _
	ByVal p As Object, _
	ByRef seen As Object, _
	ByVal options As Integer _
)
	Dim result As Variant
	Dim f As Object, s As String, fName As String
	Dim q As Object, r As Object
	Dim qs As Object, rs As Object
	If isPZeroOrOne(p) Then ' p is of shape q +++ (return Empty)
		q = p.st0
		s = dtMultLabel("?", q)
		f = mkDtMult(s)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chr(13) &amp; chr(10) &amp; toString(q) _
			)
		End If
		result = pChoice(q, pReturn(nil))
		If (options And dtOpt_implicitMult) &lt;&gt; 0 Then
			result.typ = typ_Parser_List_ASN
		Else
			result = pBind(result, compose(pReturn, f))
			result.typ = typ_Parser_ASN
		End If
	ElseIf isPMany(p) Then ' p is of shape (many1 q) +++ (return nil)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skip"
				If (options And dtOpt_hideSkipped) Then
					result = p ' so when applying p it'll return Empty
				Else
					q = _toDerivationP(p.st0, seen, options)
					f = mkDtNonterminal("(skip)")
					If q.typ = typ_Parser_ASN Then
						f = compose(f, swap(cons, nil))
					End If
					'q = pBind(q, compose(pReturn, f))
					'q.typ = typ_Parser_ASN
					result = q
				End If
			Case "item"
				f = mkDtCClass("(.)")
				result = pBind(p, compose(pReturn, f))
				'result = pSeq(Array(p),f)
				result.typ = typ_Parser_ASN
			Case "str"
				f = mkDtTerminal
				result = pBind(p, compose(pReturn, f))
				'result = pSeq(Array(p), f)
				result.typ = typ_Parser_ASN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q,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_
								options _
							)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 must not be made explicit (dtOpt_implicitMult).
						' However, we do not test those options here.
						' Rather we look at the .typ s of the transformed
						' inner parsers.
						Dim typs As Object
						typs = nil
						While Not(isNil(qs))
							q = car(qs)
							q = _toDerivationP(q, seen, options)
							If Not(isPSkip(q)) Then
								typs = cons(q.typ, typs)
							End If
							rs = cons(q, rs)
							qs = cdr(qs)
						Wend
						' ATTENTION: typs is backwards
						If equ(typs, List( _
								typ_Parser_List_ASN, _
								typ_Parser_ASN _
							)) _
						Then
							result = pSeq(toArray(reverse(rs)), cons)
							result.typ = typ_Parser_List_ASN
						Else
							' What we could do is make a big list with
							' the 2nd arg for cons "flattened" in
							'msgbox("pSeq(..., cons): " &amp; toString(typs) _
							'&amp; chr(13) &amp; chr(10) &amp; toString(p))
							result = _toDerivationP( _
								pSeqL(p.st(0), id), _
								seen, options)
						End If
					ElseIf fName = getFnName(Fn.foldl)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treat it
								' as a plain seqL id
								result = _toDerivationP( _
									pSeq(p.st(0), cons), seen, options)
							End If
						End If
					End If		
				End If
				If isEmpty(result) Then
					croak("toDerivationP/NYI: pSeq(..., " _
						 &amp; TFn_toString(p.st(1)) &amp; ")" _
						 &amp; chr(13) &amp; chr(10) _
						 &amp; toString(p)_
					)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f = mkDtNonterminal(s)
					q = _toDerivationP(p.st0, seen, options)
					q = _wrapSkipWithDummyASN(q)
					If q.typ = typ_Parser_ASN Then
						f = compose(f, swap(cons, nil))
					End If
					result = fixIndirection(p.st3, _
						pBind(q, compose(pReturn, f)) _
					)
					'result = fixIndirection(p.st3, _
					'	pSeq(Array( _
					'		q _
					'	), f)_
					')
					result.typ = typ_Parser_ASN
				End If
			Case Else
				croak("toDerivationP: cannot handle .tp=" &amp; toString(p.tp))
		End Select
	End If
	_toDerivationP = result
End Function

'= tests ======================================================================

Function test_AST()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hr(13) &amp; chr(13)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CClass("(.)", "y")
	End If
	assert_parses(q, "y", x, 2).x
	assert_parses(q, "yz", x, 2).x

	' -- pInd(pSkip(...))
	
	p = fixIndirection(pInd("P"), pSkip(pItem))
	q = toDerivationP(p, opts)
	refute_parses(q, "").x
	If hideSkipped Then
		x = mkDtNonterminal("P", List(mkDtSkip(pItem) ))
	Else
		x = mkDtNonterminal("P", List(mkDtCClass("(.)", "y")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Else
		x = mkDtMult(dtMultLabel("?", p), List(mkDtCClass("(.)", "y")))
	End If		
	assert_parses(q, "y", x, 2).x
	assert_parses(q, "yz", x, 2).x

	If Not(hideSkipped) Then
		x = mkDtMult(dtMultLabel("?", p), List(mkDtCClass("(.)", "z")))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mkDtTerminal(" "), mkDtTerminal("z"))
	End If
	refute_parses(q, Array("", "z", " ", "zz", "  ")).x
	assert_parses(q, " z",  x, 3).x
	assert_parses(q, " z ", x, 3).x
	assert_parses(q, " zz", x, 3).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chr(9)))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Static p As Object
	Dim result As Variant, parseResult As Variant
	If isNull(p) Then
		p = toDerivationP(pGrmGrammar, options)
	End If
	parseResult = applyP(p, s)
	If isParseFailure(parseResult) Then
		result = "!ParseFailure!"
	Else
		result = toString(parseResult(0))
	End If
			
	derivationTree_prsGrammar = result
End Function

Function pGrmGrammar()
	Static result As Object
	If isNull(result) Then
		result = fixIndirection(pInd("Grammar"), _
			pGrmRule _
		)
	End If
	pGrmGrammar = result	
End Function

Function pGrmMult()
	Static result As Object
	If isNull(result) Then
		result = foldl1(pChoice, List( _
			pBind(pStr("*"), fstArg(pReturn(pMany))), _
			pBind(pStr("+"), fstArg(pReturn(pMany1))), _
			pBind(pStr("?"), fstArg(pReturn(pZeroOrOne))) _
		))
	End If
	pGrmMult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		result = fixIndirection(pInd("ident"), result)
	End If
	pGrmIdent = result
End Function

Function pGrmRuleName()
	Static result As Object
	If isNull(result) Then
		result = pGrmIdent
		result = fixIndirection(pInd("RuleName"), result)
	End If
	pGrmRuleName = result
End Function

Function pGrmNonterminal()
	Static result As Object
	If isNull(result) Then
		result = pGrmIdent
		result = fixIndirection(pInd("Nonterminal"), result)
	End If
	pGrmNonterminal = result
End Function

Function pGrmAlt()
	Static result As Object
	If isNull(result) Then
		result = pSeq(Array( _
			pSkip(pMany(pWhite)), _
			pGrmCon, _
			pMany( _
				pSeq(Array( _
					pSkip(pStr("|")), _
					pSkip(pMany(pWhite)), _
					pGrmCon _
				), id) _
			) _
		), cons)
		result = fixIndirection(pInd("Alt"), result)
	End If
	pGrmAlt = result
End Function

Function pGrmCon()
	Static result As Object
	If isNull(result) Then
		Dim pCon As Object
		pCon = pInd("Con")
		result = pSeqL(Array( _
			pGrmNonterminal, _
			pZeroOrOne( _
				pSeqL(Array( _
					pSkip(pMany1(pWhite)), _
					pCon _
				), id) _
			) _
		), id)
		result = pMany1( _
			pSeq(Array( _
				pGrmNonterminal, _
				pSkip(pMany(pWhite)) _
			), id) _
		)
		result = fixIndirection(pCon, result)
	End If
	pGrmCon = result
End Function


Function pGrmRule()
	Static result As Object
	If isNull(result) Then
		result = pSeqL(Array( _
					pSkip(pMany(pWhite)), _
					pGrmRuleName, _
					pSkip(pMany(pWhite)), _
					pSkip(pStr("::=")), _
					pGrmAlt, _
				 ), id)
		
		result = fixIndirection(pInd("Rule"), result)
	End If
	pGrmRule = result
End Function

'= tests ======================================================================

Function test_PrsGrammar()
	test_PrsGrammar_pGrmMult()
	' pGrmIdent, pGrmRuleName and pGrmNonterminal are essentially the same
	test_PrsGrammar_ident(pGrmIdent)
	test_PrsGrammar_ident(pGrmRuleName) 	'    RuleName ::= ident
	test_PrsGrammar_ident(pGrmNonterminal)	' Nonterminal ::= ident
End Function

Function test_PrsGrammar_pGrmMult()
	Dim p As Object, x As Object
	p = pGrmMult
	
	refute_parses(p, Array("", "abc", ".", ":", "=", "_", "(", ")", " ", "A", "Z")).x
	assert_parses(p, "*", pMany, 2).x
	assert_parses(p, "+", pMany1, 2).x
	assert_parses(p, "?", pZeroOrOne, 2).x
End Function

Function test_PrsGrammar_ident(p As Object)
	Dim x As Object
	refute_parses(p, Array( _
		"", "*", "+", "?", "=", ".", "|", "-", _
		"(", ")", "[", "]", "{", "}", _
		" ", chr(9), chr(10), chr(13),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element library:name="M08_PrsGramm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